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0c9" officeooo:paragraph-rsid="000160c9"/>
    </style:style>
    <style:style style:name="P2" style:family="paragraph" style:parent-style-name="Standard">
      <style:text-properties officeooo:rsid="000160c9" officeooo:paragraph-rsid="0003160b"/>
    </style:style>
    <style:style style:name="P3" style:family="paragraph" style:parent-style-name="Standard">
      <style:text-properties officeooo:rsid="0003c204" officeooo:paragraph-rsid="0003c204"/>
    </style:style>
    <style:style style:name="T1" style:family="text">
      <style:text-properties officeooo:rsid="0003160b"/>
    </style:style>
    <style:style style:name="T2" style:family="text">
      <style:text-properties officeooo:rsid="000585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eb de Coinbase:</text:span><text:line-break/>- pillamos el enlace del ws</text:p>
      <text:p text:style-name="P1">- explico que el ws necesita un mensaje de suscripción (y de desuscripción)</text:p>
      <text:p text:style-name="P2">- lo probamos en la página de probar ws</text:p>
      <text:p text:style-name="P2"/>
      <text:p text:style-name="P2"><text:span text:style-name="T1">React App:</text:span><text:line-break/>- explico el funcionaminento de la app de react <text:span text:style-name="T1">(ciclo de vida)</text:span></text:p>
      <text:p text:style-name="P1">- <text:span text:style-name="T1">voy descomentando las líneas clave mientras las explico.</text:span></text:p>
      <text:p text:style-name="P1">- <text:span text:style-name="T1">mostramos el resultado final en el navegador, seleccionamos algunas criptos</text:span></text:p>
      <text:p text:style-name="P1"/>
      <text:p text:style-name="P1"/>
      <text:p text:style-name="P3">Ciclo de vida:<text:line-break/>- El primer useEffect configura el ws y hace una llamada a la API para pedir todos los productos disponibles.</text:p>
      <text:p text:style-name="P3">- Dicha llamada va a nutrir el select que utilizaremos para seleccionar una.</text:p>
      <text:p text:style-name="P3">- Ese select va a setear un estado. Dicho cambio activará el segundo useEffect.</text:p>
      <text:p text:style-name="P3">- Ese segundo useEffect <text:span text:style-name="T2">lanzará el mensaje de suscripción al ws (max 5s) y empezará a recoger datos.</text:span></text:p>
      <text:p text:style-name="P3">- <text:span text:style-name="T2">Esos datos van cambiando un estado que se renderiza en todo momento.</text:span></text:p>
      <text:p text:style-name="P3">- <text:span text:style-name="T2">Por su parte, ese segundo UseEffect también hará una segunda llamada a la API en la que pedirá los datos históricos de la cripto seleccionada para recibir los datos que procesará (en un js a parte) para dárselos al dasboard y que los renderice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6:43:16.448820594</meta:creation-date>
    <dc:date>2022-03-23T17:33:29.087325508</dc:date>
    <meta:editing-duration>PT19M30S</meta:editing-duration>
    <meta:editing-cycles>2</meta:editing-cycles>
    <meta:generator>LibreOffice/7.3.1.3$Linux_X86_64 LibreOffice_project/eead5aec017556e2cdbf9dfff06537ec58969b73</meta:generator>
    <meta:document-statistic meta:table-count="0" meta:image-count="0" meta:object-count="0" meta:page-count="1" meta:paragraph-count="12" meta:word-count="191" meta:character-count="1062" meta:non-whitespace-character-count="883"/>
  </office:meta>
</office:document-meta>
</file>